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text:bookmark text:name="I"/>I - État de la recherche</text:h>
      <text:h text:outline-level="2"><text:bookmark text:name="I_1"/>Les travaux sur le <text:span text:style-name="Emphasis">De Regimine principum</text:span></text:h>
      <text:p text:style-name="Text_20_body"> Le <text:span text:style-name="Emphasis">De regimine principum</text:span> est une des oeuvres de littérature politique latine les plus diffusées au bas-Moyen Âge (plus de 350 manuscrits sont recensés pour la seule version latine<text:span>Briggs 1993255</text:span>, des traductions médiévale dans de nombreuses langues européennes). Écrit autour de 1280<text:span>[Del Punta 1993]</text:span> par l'augustin Gilles de Rome pour le futur Philippe le Bel, cet ouvrage est composé de plus de deux cent chapitres, et se compose de trois parties. Se gouverner soi, gouverner sa maisonnée et gouverner son royaume sont les thèmes d'un <text:span text:style-name="Emphasis">speculum principum</text:span> qui sera un des vecteurs principaux de diffusion de l'aristotélisme médiéval ainsi que de la conception tripartite de la philosophie pratique (en éthique, économie et Politique) en Europe<text:span>Bizzarri 2000:55</text:span>. Il est connu très tôt en Espagne: don Juan Manuel, par exemple, le mentionne dans le <text:span text:style-name="Emphasis">Libro enfinido</text:span>, autour de 1336-1337 donc<text:span>Bizzarri 2000:56</text:span>.</text:p>
      <text:p text:style-name="Text_20_body"> Le <text:span text:style-name="Emphasis">De regimine principum</text:span> est traduit au castillan autour de 1345, ce qui contribue à sa forte diffusion en Castille entre les XIVe et XVe siècles. Il sera par exemple résumé et synthétisé en partie par le lettré Pedro de Chinchilla en 1464, dans un court ouvrage (<text:span text:style-name="Emphasis">Exortaçión o ynformaçión de buena et sana doctrina</text:span>) à destination du jeune «roi-usurpateur» Alfonse XII, texte que j'ai édité pour mon mémoire de Master I. L'autorité du texte est problématique, tant les divergences sont grandes entre les témoins : la critique, ancienne comme plus récente, a retenu Juan de Castrojeriz comme auteur du texte, mais la réalité de cette autorité est douteuse, comme l'indiquent Díez Garretas <text:span>135</text:span> et Martín Sanz: Juan García de Castrojeriz semble être pour la critique plus récente une autorité de convenance<text:span>Martín Sanz 2009:p. 199, note nº6</text:span>. L'intérêt de cette recherche de l'auteur de la recomposition est certain: il s'agit de déterminer le contexte idéologique en particulier de re-création de l'oeuvre de l'augustin [topo sur la provenance du gaillard]. En ce qui concerne les sources de cette traduction glosée et remaniée, on note un recours important, du fait de la longueur du texte, à des sources antérieures/extérieures. Cependant, les sources se réduiraient à deux ou trois textes qui fournissent la matière principale de la glose: on citera notamment Jean de Salisbury (avec le Policraticus), Jean de Galles, source principale de la glose, et Guillaume de Conches <text:span>Guardiola 1985</text:span>.</text:p>
      <text:p text:style-name="Text_20_body">Ce texte a connu une seule édition académique, publiée en 1947 par Juan Beneyto Pérez sous le titre <text:span text:style-name="Emphasis">Glosa castellana al ``Regimiento de príncipes''</text:span> et republié en 2005 par l'Instituto de Estudios Político. Cette édition est très criticable du point de vue philologique (l'auteur affirme s'être servi de quelques manuscrits pour composer son édition, mais ne propose aucun apparat critique ni note venant expliquer sa démarche d'édition, par exemple), mais elle a le mérite d'exister et de proposer une vue d'ensemble du texte, même si peu fiable. Un groupe de chercheurs de l'Université de Valladolid travaille sur la traduction glosée au <text:span text:style-name="Emphasis">De regimine principum</text:span> depuis la fin des années 1990. Ce groupe de chercheur a déterminé l'histoire globale du texte. Selon eux, il est possible de mettre en lumière l'existence de deux recompositions successives. Une première recomposition donnerait lieu à un texte dont la glose prend de plus en plus de place au détriment de la traduction, jusqu'à la faire disparaître complètement dans certains chapitres. Une seconde recomposition voit le jour durant le XVe siècle, remaniement qui a donné un texte réduit à 104 chapitres, la structure en livres et partie ayant disparu. Ces trois versions du texte, qui sont le fruit de remaniements successifs mais dont les témoins peuvent être contemporains, sont nommées A, B et C<text:span text:style-name="tei_inlineNote"> [Note: Trois chercheurs sont encore actifs sur ce thème aujourd'hui: une professeure d'Université (María Jesús Díez Garretas) et deux doctorants, qui travaillent sur les versions A et C] </text:span>. Plusieurs chercheurs ont mis en valeur la "bataille" qui aurait lieu entre ces deux entités textuelles, glose et traduction, que ce soit tant du point de vue du contenu du texte (le volume comparé des deux entités) que de celui de la mise en forme (phénomènes de disparition, de reconfiguration de la frontière entre glose et traduction, puis de réapparition de cette distinction avec le manuscrit humaniste du XVe siècle (Francisco Bautista).</text:p>
      <text:p text:style-name="Text_20_body">[Martín Sanz, ], enjeux d'une bataille culturelle? Mas aquí conviene de notar <text:span>221-226</text:span></text:p>
      <text:h text:outline-level="2"><text:bookmark text:name="I_2"/>État de la recherche méthodologique. La méthode philologique</text:h>
      <text:p text:style-name="Text_20_body">Du point de vue méthodologique, 1.2) Méthodologique 1.2.1) Lachmann et Bédier. L'école française. [Il faut que ça soit très rapide] Juste en faire une ligne. Une opposition entre deux écoles méthodologiques. Fin des années 1980: arrivent de nouveaux chercheurs, de Bernard Cerquiglini. 1.2.2) La variance et la New Philology [montrer le caractère très polémique des discussions avec Cerquiglini 2000] J'ai l'ambition dans mon travail de laisser une place importante à la réflexion sur les méthodes que j'emploie et leur ancrage dans notre «moment scientifique» [l'ensemble des méthodes du temps présent, trouver une expression utilisée] (qu'est ce qui se fait, qu'est ce qui me paraît intéressant, moins intéressant, où mon travail se situe par rapport à ce «moment scientifique». Partir de mon parti-pris méthodologique: les idées que j'avance me semble particulièrement adaptées aux manuscrits que j'étudie et à l'histoire de leur texte; je n'ai pas de volonté particulière de théoriser de façon générale, globale, ni de me positionner dans l'abstrait dans le débat philologique [Fransen:2005,117 = on ne peut parfois échapper à la notion d'oeuvre ni d'intention de l'auteur, comme c'est le cas par exemple avec le Chansonnier N]. Le genre qui est celui du texte qu'il m'est donné d'étudier, un miroir des princes, texte avant tout théorique (même si la matière narrative ne peut pas être mise de côté) L'idée globale est donc la suivante pour l'étude de mon texte: aller chercher dans la variation entre les différents témoins des points de friction qui seraient significatifs du point de vue de la théorie, de l'idéologie que l'on veut transmettre. Ces points de friction sont clairs entre les manuscrits et l'incunable (à tel point que l'on pourrait presque même parler d'une nouvelle recomposition du texte![note: ceci est un argument de plus dans la critique qui doit être faite à l'oeuvre de Beneyto: le Regimiento édité par le lettré espagnol est celui du temps des Rois Catholiques!]), plus subtils entre les différents manuscrits. Voici une hypothèse de travail: je n'ai pas de certitude absolue de trouver quelque chose: dans tous les cas, il s'agit d'expérimenter pour en tirer des conclusions théoriques autour du concept de «texte»: combien de texte(s) entre mes différents témoins y a-t-il? Refus, donc, de l'idée d'une détérioration des textes avec le temps: pour l'instant, parler d'actualisations successives [mon texte se prête particulièrement bien à ce genre de théorie critique!] Le point d'achoppement entre les scientifiques semble être la qualité du scribe: copiste ou remanieur, si on veut un opposition schématique, pour reprendre les mots de Bernard Cequiglini [Cerquiglini 1983:30]. On parle ici surtout de textes poétiques, au sens le plus fort du mot. Dans le cas qui m'intéresse, c'est plutôt une opposition entre écoles idéologiques, familles, classes sociales ou simplement moments historiques divergents qui seront au centre de mon travail. </text:p>
      <text:h text:outline-level="2"><text:bookmark text:name="I_3"/>État de la recherche thématique</text:h>
      <text:p text:style-name="Text_20_body">Plusieurs chercheurs étudient depuis une vingtaine d'année les questions de chevalerie dans la Castille médiévale. Le concept de chevalerie est difficile à séparer de celui de noblesse, tant les deux sont entremêlés, mais il ne lui est pas équivalent. Au bas moyen-âge la chevalerie, qui peut être définie <text:span text:style-name="Emphasis">a minima</text:span> comme l'état [est-ce un état?] de l'homme qui porte les armes, va nécessiter un appui théorique et juridique que vont apporter la Monarchie, avec les Partidas, par exemple, et les livres théoriques, entre le XIIIème et le XVème siècle. On observe ainsi deux mouvements parallèles concernant cette "réalité" qu'est la chevalerie, théorisation et légalisation. [Rucquoi, Velasco 1993] La chevalerie n'est pas nécessairement noble au XIIIe siècle, comme le prouve l'existence des <text:span text:style-name="Emphasis">caballeros villanos</text:span><text:span>Heusch 2000:11</text:span>, l'assimilation de la chevalerie à la noblesse se réalise dans ces deux siècles de fin du Moyen-Âge. La chevalerie est un enjeu de pouvoir dans l'équilibre des forces entre noblesse et monarchie: ainsi, au XIVe siècle, il s'agit pour le pouvoir monarchique d'englober la noblesse dans une chevalerie qui a pour tête le roi; le renforcement de la noblesse a alors la fonction de maintien de l'ordre politique et social, dans un contexte de conflit entre la monarchie et la noblesse<text:span>Rodríguez Velasco 1993</text:span>, <text:span>Heusch 2000:63</text:span>. Apparaît ainsi à ce moment ce que Rodríguez Velasco nomme l'‘image chevaleresque de la monarchie’<text:span>35</text:span>. Le concept de chevalerie surgit presque <text:span text:style-name="Emphasis">ex nihilo</text:span> comme concept politique au XIIIe siècle, en tant qu'ordre social. Il me semble important d'insister sur le flou et la variabilité de l'idée de chevalerie, sur la difficulté qu'il y a à définir ce concept. Comme l'affirme Carlos Heusch, ‘<text:span text:style-name="Emphasis">la realidad caballeresca es, en su mayor parte, un mundo de textos, de discursos</text:span>’<text:span>16</text:span>: ce concept est soumis à l'interprétation des auteurs de textes théorique et de leurs intérêts idéologiques et politiques. Rodríguez Velasco a mis en valeur trois étapes principales dans l'histoire de la chevalerie en Castille: une période de définition (1250-1350), une de restriction (1350-1390), et enfin une dernière étape d'expansion finale (1390-1492)<text:span>Rodríguez Velasco 1997</text:span>. C'est à cheval entre la seconde et la troisième étape que se trouve notre texte.   La chevalerie. [auteurs qui ont travaillé là dessus. Rodríguez Velasco, Alice Carette, Monsalvo Antón, Beceiro Pita?] Noblesse vs chevalerie. La prudence chevaleresque. Selon Jesús Rodríguez Velasco, on observe dès la fin du XIIIe siècle une union intime entre savoir technique et savoir moral avec les <text:span text:style-name="Emphasis">Partidas</text:span>, dès la fin du XIIIe siècle ! [<text:span>Rodríguez Velasco 1993:74-75</text:span>] expansion Intégrer ce que tu sais sur Bartole et le bartolisme: dès 1427, pragmatique de Jean II qui décrète qu'il est dès lors nécessaire de se référer à la doctrine de Bartole pour ce qui est de la théorisation de la noblesse [Rodríguez Velasco 2000:36-39].</text:p>
      <text:h text:outline-level="2"><text:bookmark text:name="I_4"/>État de la recherche personnel</text:h>
      <text:p text:style-name="Text_20_body">J'ai commencé à travailler sur le <text:span text:style-name="Emphasis">Regimiento de los prínçipes</text:span> en Master II, pendant mon année à Salamanque: il s'est agi pour moi de découvrir le texte selon une perspective méthodologique classique, à savoir une édition critique traditionnelle, avec comme base de travail une édition au format XML TEI/P5. Cela m'a permis de tracer les premiers contours d'un arbre de relations probables entre manuscrits (stemma codicorum), que j'estime utile pour déterminer l'histoire d'un corpus manuscrit, et d'entreprendre un début d'étude idéologique du texte, notamment sur les questions de pauvreté ou de rapport entre pouvoir temporel et spirituel: le franciscanisme ne semble jamais loin. Ce travail d'édition a donné deux résultats: une édition traditionnelle «papier» (le texte est disponible ici: <text:a xlink:type="simple" xlink:href="http://perso.ens-lyon.fr/matthias.gille-levenson/Annexes/pdf/Assemble.pdf"/>), et une édition au format html. En outre, j'ai commencé un prototype d'édition synoptique des différents prologues -tous très distincts- des manuscrits du Regimiento: on peut trouver cette édition <text:a xlink:type="simple" xlink:href="http://perso.ens-lyon.fr/matthias.gille-levenson/etude-prologues/Prologues.html"/>. Je compte m'appuyer sur ces premières bases pour commencer ma thèse. Concernant la préparation de la thèse, j'ai pu me procurer une partie des manuscrits que je vais étudier: la majorité des reproductions n'est pas librement disponible, mais est cependant relativement facilement accessible.</text:p>
      <text:h text:outline-level="1"><text:bookmark text:name="seconde_partie"/>II - Problématique - Axes de recherche</text:h>
      <text:h text:outline-level="2"><text:bookmark text:name="II_1"/>Délimitation du corpus</text:h>
      <text:p text:style-name="Text_20_body">Plusieurs options s'offrent au chercheur qui veut travailler sur cette traduction glosée et reomposée. On peut défendre l'idée qu'une édition de la version B reste à faire, si on considère que c'est un texte en soi, distinct de la première version. Cette version B semble en effet avoir été la plus diffusée à partir du XVe siècle; c'est celle sur laquelle travaille Beneyto Pérez en 1947. Une ré-édition du texte qui prendrait en compte sa nature de "seconde main" me semble être un travail justifiable du point de vue scientifique. Ce projet est intéressant, mais ce n'est pas celui que j'ai retenu pour ma thèse. En effet, au vu de la taille de l'ouvrage et du corpus de manuscrits (plus de deux cent chapitres, un dizaine de témoins -entre 160 et 600 folios par manuscrit-), il semble assez clair que c'est un travail qui ne peut être accompli en trois ou quatre ans, temps attendu, avec la réforme de la thèse, pour mener à bien un projet doctoral complet; d'où l'idée de réduire la taille du corpus pour m'intéresser à la fin du texte, qui traite de la question de la noblesse et plus particulièrement de la chevalerie. Le corpus choisi s'étend donc sur III, 3 soit la dernière partie de l'ouvrage, qui compte vingt trois chapitres. En ce qui concerne les témoins de mon travail, je choisirai les manuscrits de B qui courent sur tout le livre III (un total de six manuscrits plus un incunable), ainsi qu'un des manuscrits de la version A, pour avoir un point de comparaison tant formelle qu'idéologique entre les deux versions. </text:p>
      <text:h text:outline-level="2">Les actualisations du texte</text:h>
      <text:p text:style-name="Text_20_body"> Il est important de présenter rapidement ce que n'est pas mon projet de thèse. Mon travail ne sera pas une étude de la noblesse ni de la chevalerie aux 14e et au 15e siècle, deux questions auxquelles ont été consacrée deux thèses au cours des vingt dernières années, mais plutôt une étude du corpus des différents <text:span text:style-name="Emphasis">Regimiento de los prínçipes</text:span> au prisme des questions de noblesse et de chevalerie. Il s'agit de déterminer les points de fluctuation entre chaque témoin ! Je considère ainsi que la méthode proposée par la Philologie nouvelle [Cerquiglini 2000] peut être un axe d'étude du texte intéressant et expérimental. Il est déjà possible de parler de grandes variatioins entre le texte des manuscrits et le texte de l'incunable (montrer les variations). Cet échantillon de variations montre le peu de fiabilité que l'on peut accorder à l'édition de 1947; de même, il existe une occasion de variation importante (si elle est significative) entre les manuscrits [le cas de la prudence vs providence]. Dire que c'est encore en chantier et qu'il s'agit d'une quasi-expérimentation; cependant, montrer que c'est pas en vain avec une petite analyse de la différence entre les manuscrits et l'incunable [permet en plus de montrer que l'édition n'est pas «correcte»!!]. Deux types d'actualisation: dûe à la traduction ET dûe à la recomposition. Différence entre interne et externe? A et B vs B et B ! </text:p>
      <text:p text:style-name="Text_20_body">La première question à se poser concerne l'histoire du texte: très simplement, quelle est l'histoire exacte de ce texte? Comment fonctionne la seconde version, par rapport à la première? Quelles sont les caractéristiques de la recomposition qui a eu lieu? Cette actualisation a-t-elle affecté la pensée du texte sur la noblesse et la chevalerie? . Une des questions fondamentales que je vais me poser est donc la suivante: <text:span text:style-name="Emphasis">quelles sont les marques matérielles et textuelles du débat  sur la noblesse et la chevalerie présentes dans les témoins du Regimiento de prínçipes glosado?</text:span> Ces marques apparaissent-elles par de la variance entre les témoins de la version B? Le rapport au bartolisme, courant juridique du nom de Bartole de Sassosferrato, sera particulièrement étudié: une pragmatique de 1427, moment de forte circulation et diffusion des manuscrits que j'étudie, édicte l'obligation de suivre la doctrine de Bartole<text:p text:style-name="tei_bibl">Rodriguez Velasco 1995: 114</text:p> en ce qui concerne la noblesse. Des réponses à cette première question, je pourrai tenter de formuler une réponse plus théorique au débat philologique présenté plus haut: il me sera possible de déterminer s'il y a lieu, du point de vue idéologique et pour le corpus singulier que j'étudie, de parler de texte au pluriel: il semble acquis qu'il y a au moins deux textes entre A et B; je voudrais pouvoir déterminer, pour le dire synthétiquement l'homogénéité de la version B <text:span text:style-name="tei_inlineNote"> [Note: L'incunable, qui est rattaché à la version B, montre de façon assez explicite que la question mérite d'être posée: il est assez différent par rapport aux manuscrits de la même version. Ajouts, remaniement de la structure (des chapitres sont scindés en III,3, par exemple) sont aisément observables pour ce témoin, ce qui est par ailleurs une bonne preuve que l'édition académique de 1947, fondée essentiellement sur l'incunable, est à refaire.] </text:span>.</text:p>
      <text:p text:style-name="Text_20_body">[TOUJOURS ALLER VOIR A!! Expliquer que le but final est de trouver l'histoire du texte] 2.1.3 l'importance de la variance (seconde actualisation) [rodriguez velasco 2010] Lambertini: quelle actualisation du texte et du discours politique entre les différentes versions/sous-versions si elles existent? Le dernier type d'actualisation du texte pourrait se diviser en: diachronique (évolution entre les versions) et, éventuellement, «diastratique» (évolution d'un témoin à l'autre en fonction du contexte de production, du responsable de la commande de l'ouvrage, de l'appartenance religieuse du copiste à un ordre particulier, à une maison, etc). Pour reprendre mon propos sur la chevalerie: le principal problème est le suivant: le lecteur se trouve devant une traduction glosée; la source est le De regimine principum, écrit à la fin du XIIIe siècle dans un contexte différent du contexte castillan (la France de Philippe III), avec une théorisation particulière de la noblesse. Plusieurs questions se posent: &gt; le texte traduit et glosé est-il actualisé? Dans quel sens? &gt; quels sont les points de tension entre théories politiques qui peuvent diverger? Il est probable qu'il y ait une divergence entre le texte source et le texte final. Une des questions à laquelle répondre sera donc centrée autour de la version B (puisqu'il y a consensus sur la distinction entre versions): la version B peut-elle être considérée comme «un texte»? Problématique: difficile de trouver une problématique englobante tant les problèmes posés par ce sujet sont divers. Il s'agira tout d'abord de discuter, dans la lignée des études sur cette traduction glosée, s'il y a lieu de parler de «texte» au singulier. L'hypothèse de départ serait, que derrière «le texte de Castrojeriz» se trouve un système complexe d'interactions entre versions et témoins, du point de vue idéologique notamment. Quelle est l'histoire de ces interactions? 2.1.4 axes d'études/ axes d'approche. De la glose au récit: l'exemplum à son comble La noblesse et la chevalerie devront être l'axe principal de mon étude; mais je m'intéresserai aussi à un axe important du texte qui est l'étude des exempla en tant qu'objets narratifs, car ils composent la moitié du texte. La place que prend cette forme narrative est en effet très intéressante, car elle en vient presque à devenir indépendante de la théorie exposée par le texte au-fur-et-à-mesure de la progression de III,3. En effet, les derniers moments du texte exposent/racontent l'histoire d'Alexandre de façon suivie, alors que la majorité des exemples, jusque là, n'avaient pas de connexion (chrono)logique entre eux. [ALEXANDRE AU MOYEN AGE] [recours à l'exemplum, retour en arrière: 1420-1430, ejemplos históricos: que des grands, etc, très du 15e siècle. À partir de Ayala, exemplum historiographique. Plus rare au XIVe siècle. Ayala va en Avignon et baigne dans la culture classique avignonnaise. Premier, après DJM, ouvert à la culture classique. Une autre version, donc, qui doive dire autre chose? Ne pas confondre, l'exemple à la latine avec l'exemple médiéval antérieur, avec des animaux, etc. Voir Heusch 2000:64 = un nouvel idéal chevaleresque au XVe siècle: le chevalier humaniste apparaît, et cela se voit, au niveau narratif, par l'appartion de nouveau modèles qui sont antiques: à relier avec, comme le dit Carlos, les sujets des exemples de III, 3!!! Permettrait de statuer sur la date de la première mise en glose?]</text:p>
      <text:h text:outline-level="2"><text:bookmark text:name="II_2"/>Méthodes</text:h>
      <text:p text:style-name="Text_20_body"> Comme affirmé plus haut, il nous a semblé nécessaire de restreindre mon travail à une partie du texte. Je n'abandonne pas pour autant mon ambition d'explication globale du texte, tant du point de vue philologique qu'idéologique. On pourra ainsi voir mon travail comme une étude microscopique à visée macroscopique. Ce travail ne sera donc pas linéaire, et devra aborder des points qui me permettront de comprendre le texte et sa construction dans leur ensemble [exemple?]. Ainsi, je pense intégrer à mon travail de thèse l'étude/édition synoptique des prologues que j'ai commencé à réaliser cette année, et dont on peut trouver une ébauche ici [url]. Cette étude est une première idée de ce que pourra être mon édition des versions du texte. Mettre en avant l'idée d'un travail microscopique pour tenter de comprendre le fonctionnement global, macroscopique du texte, du point de vue philologique. Ce travail ne sera donc pas forcément linéaire: par exemple, l'édition des prologues que j'ai commencé à entreprendre cette année semble avoir ma place dans mon entreprise d'analyse philologique des témoins.</text:p>
      <text:p text:style-name="Text_20_body">2.2.2 Versions, distinction entre glose et traduction, arbres de relation Travailler sur les méthodes traditionnelles: En ce qui concerne les méthodes précises d'étude des textes, un travail philologique classique peut être intéressant. Il s'agira d'approfondir ma connaissance des relations entre manuscrits, par le biais d'une ébauche de l'arbre des relations probables entre témoins. Le <text:span text:style-name="Emphasis">stemma codicorum</text:span> me paraît être encore utile, non pour l'édition, mais pour la compréhension de l'histoire des textes de leur circulation, contrairement à Cerquiglini:2000.] La question de la distinction etre glose et traduction est un point important et intéressant: la présentation du texte résulte forcément d'un choix éditorial sur le point de vue adopté: à quel point les contemporains des textes avaient conscience de la qualité des textes qu'ils lisaient? Savaient-ils différencier aisément la glose de la traduction, pour des manuscrits qui, dans leur extrême majorité, ne faisaient pas la différence entre les deux?</text:p>
      <text:p text:style-name="Text_20_body">2.2.3 Chronologie. Si l'on veut travailler sur de la variance, et considérer le texte comme un témoin (au sens presque juridique du terme), il est indispensable de s'intéresser et de tenter de dater avec précision les manuscrits sur lesquels je vais travailler. Le travail indiqué en 2.2.2 pourra poser un premier jalon, avec une chronologie relative entre les témoins; dans ça, inclure: - la datation des manuscrits - une étude des imprimeurs de l'incunable? Trouver des références qui traitent du passage du manuscrit à l'incunable. Revoir les cours de Chartier, même si un peu différent?</text:p>
      <text:p text:style-name="Text_20_body">2.2.4 comparaison et contextualisation Un travail de contextualisation sera nécessaire, notamment sur le contexte de production des textes. Revenir sur les ordres qui semblent souvent être à l'origine des textes: franciscains, dominicains, etc. </text:p>
      <text:p text:style-name="Text_20_body">2.2.6 Héraldique Faire un sort à l'étude héraldique !!! Fin de [Díez Garretas: 2003] (2.3 résultat attendu options possibles =&gt; ça varie du pdv idéologique, dans ce cas, parfait, on a de la matière pour la thèse =&gt; ça ne varie pas, et on se rabat sur des questions plus narratives. Il y a suffisemment de variation textuelle entre témoins (au moins entre les manuscrits et l'incunable) pour faire quelqeu chose de correct et de construit.)</text:p>
      <text:h text:outline-level="1"><text:bookmark text:name="troisieme_partie"/>III - Un ensemble d'outils techniques à mettre en place</text:h>
      <text:p text:style-name="Text_20_body">Pour des raisons de praticité et de clarté, j'ai décidé de séparer les aspects techniques et plus thématiques dans la présentation de mon projet de thèse; cependant cette distinction est artificielle tant les enjeux sont entremêlés.</text:p>
      <text:h text:outline-level="2">Une édition électronique native. Le standard XML TEI/P5.</text:h>
      <text:p text:style-name="Text_20_body">Mon travail sur les textes du <text:span text:style-name="Emphasis">Regimiento</text:span>, tant philologique qu'informatique, est intimement lié à ma réflexion méthodologique (comment faire?), épistémologique (sur quoi conclure?) autant que technique (quels outils mettre en place?).  3.1 L'enjeu épistémique de l'édition standardisée. La TEI (Text Encoding Initiative) est un consortium international de chercheurs en humanités, fondée à la fin des années 80, et qui a pour objectif la mise en place d'un standard de règles d'éditions de textes de tous types, en utilisant le langage de description XML. <text:span text:style-name="tei_inlineNote"> [Note: <text:a xlink:type="simple" xlink:href="https://fr.wikipedia.org/wiki/Extensible_Markup_Language"/>, <text:a xlink:type="simple" xlink:href="https://fr.wikipedia.org/wiki/Text_Encoding_Initiative"/>] </text:span>. Ces règles ou recommendations sont nommées en anglais Guidelines<text:span text:style-name="tei_inlineNote"> [Note: <text:a xlink:type="simple" xlink:href="http://www.tei-c.org/Guidelines/"/>] </text:span>; ce sont celles que je suis dans mon travail. Je trouve deux intérêts majeurs et fondamentaux à l'utilisation et la pratique de la norme d'édition de textes XML TEI/P5. Le premier concerne la description idéale (au sens presque platonicien) des textes. Par le caractère de dissociation absolue entre le texte source et la manière dont il est, l'édition TEI permet une description du texte dans ce qu'il est, idéalement sans aucune interférence avec la manière dont il est présenté dans l'édition. En quelque sorte, un fichier XML TEI présente «un texte sans forme», l'idée du texte pure. Le second intérêt de la norme TEI/P5 réside à mes yeux dans son caractère standard: son ambition idéale est ainsi de voir toutes les éditions scientifiques réalisées selon les mêmes normes, avec les mêmes règles et pouvant être processées de la même manière, pour pouvoir garantir une interoperabilité maximale, ainsi qu'une facilité de mise en place de travaux collaboratifs comme par exemple avec le projet d'édition collaborative et ouverte de testaments de poilus, ouvert il y a peu<text:span text:style-name="tei_inlineNote"> [Note: <text:a xlink:type="simple" xlink:href="https://testaments-de-poilus.huma-num.fr"/>] </text:span>. Ainsi par exemple, une édition XML TEI bien formée (conforme à la syntaxe fondamentale du XML) et valide (conforme aux règles édictées par la TEI) pourra être réutilisée dans d'autres projets, que son auteur n'avait peut être pas imaginés: on pourra intégrer les textes édités dans une base de donnée par exemple, un dictionnaire, ou autre. Le travail collaboratif en est simplifié, L'utilisation d'outils numériques, de programmes informatiques ou d'algorithmes pour traiter des textes en est évidemment facilitée. En amont du travail d'encodage des textes, il est important de réaliser deux opérations qui engageront toute l'édition. Ces deux opérations, intimement liées, sont les suivantes: déterminer, en premier lieu, quoi encoder et comment (normes de transcription, niveau de détail de l'encodage des textes). Je compte travailler au plus près de la réalité textuelle. J'indiquerai donc [la ponctuation], les sauts de ligne, les marques textuelles de seconde main/relecture (ajouts, suppressions, notes, passages surlingnés), l'ensemble des données graphiques/textuelles qui entourent le texte et le mettent en forme (lettrines, rubriques, titres courants, mots d'appel, etc). Ce travail sera couplé de la rédaction de la documentation de mon travail éditorial, par le biais d'un fichier XML nommé ODD<text:span text:style-name="tei_inlineNote"> [Note: Il est possible de trouver plus d'information sur l'ODD ici <text:a xlink:type="simple" xlink:href="http://www.tei-c.org/Guidelines/Customization/odds.xml"/>] </text:span> (pour «One Document Does it all», document tout-en-un [Burnard 2015:93]). Ce document a deux utilités principales. En simplifiant beaucoup, il permet d'abord une explication synthétique du travail d'encodage [Burnard 2015:100], et après transformation, donne un document (le schéma) qui renferme de façon compréhensible pour un ordinateur les règles de la TEI, personnalisées pour mon travail, ce qui permet de travailler avec des gardes-fou (ce que l'on appelle la validation<text:span text:style-name="tei_inlineNote"> [Note: Par exemple, le logiciel saura me dire «tu es passé du folio 145v à 146v, attention!», ou, de façon plus utile, «tu ne respectes pas les règles de la TEI, tu n'encodes pas de façon standard: telle balise n'a pas sa place ici».] </text:span>).  La vision que j'ai de ma thèse d'édition serait de pouvoir proposer un panorama clair, bien que réduit à la dernière partie du livre III, de l'histoire de cet ensemble de textes, avec la possibilité pour le lecteur de comparer les différentes versions, les différents témoins, de façon globale et autonome, mais aussi guidée<text:span text:style-name="tei_inlineNote"> [Note: Dans le cadre de ce travail, je voudrais pouvoir poser les bases d'un outil technique de recherche et d'interrogation des exemples présents dans mon texte, point qui m'a déjà intéressé dans la première de mes deux petites éditions digitales. Comme il m'a semblé important de le mentionner, la part d'exempla est importante dans l'ouvrage. Une mise en valeur de cette matière narrative me semble un objectif important: j'ai comme objectif final la création d'une base de données qui rassemblerait ces exemples: à plus long terme, l'idée est d'étendre cette base de données à tous les exemples de la littérature en castillan ou en espagnol.] </text:span>.Cette édition devra être accompagnée d'une réflexion pratique sur la manière la plus efficace de mener le lecteur au point où je veux aller.</text:p>
      <text:h text:outline-level="2">Rédaction, vulgarisation, communication.</text:h>
      <text:p text:style-name="Text_20_body">Cette idée m'amène à parler du dernier point que je veux aborder dans ce projet de thèse: les enjeux pédagogiques, de diffusion et de communication de mon travail. En effet, il me semble important de réfléchir à la manière dont mon édition va être diffusée et lue. Synoptique, elle aura besoin d'un minimum de guidage de ma part, au travers de rails qu'il me faudra penser et construire (je donnerais un petit exemple, l'encadré «options» de mon édition des prologues, qui indique quels manuscrits sont proches selon des critères formels<text:span text:style-name="tei_inlineNote"> [Note: <text:a xlink:type="simple" xlink:href="http://perso.ens-lyon.fr/matthias.gille-levenson/etude-prologues/Prologues.html"/>] </text:span>).</text:p>
      <text:p text:style-name="Text_20_body">J'ai pour projet de rédiger ma thèse en suivant le même standard XML TEI/P5. Écrire ma thèse en respectant ce standard pourra faciliter la création de liens entre deux documents au même format, l'édition et son commentaire. Cela ne changerait rien au niveau de l'apparence finale des textes, mais le partage de mon travail s'en trouverait facilité<text:span text:style-name="tei_inlineNote"> [Note: La communauté de la TEI offre déjà la possibilité d'écrire des articles scientifiques en XML selon des règles spécifiques: <text:a xlink:type="simple" xlink:href="http://www.tei-c.org/release/doc/tei-p5-exemplars/html/tei_jtei.doc.html"/>] </text:span>. Je me propose ainsi de rédiger ma thèse selon ce même standard d'encodage des textes, pour la transformer en LaTeX ensuite<text:span text:style-name="tei_inlineNote"> [Note: on peut trouver la documentation d'un processus éditorial équivalent - au sens technique du terme - ici: <text:a xlink:type="simple" xlink:href="http://perso.ens-lyon.fr/matthias.gille-levenson/these/process.pdf"/>, p.99 notamment] </text:span>. L'intérêt réside dans ce que j'ai exposé plus haut: il s'agira de créer un texte dont la mise en page ne sera qu'un détail final et qui sera parfaitement standardisée: la séparation entre les idées exposées dans mon travail et la manière de les mettre en forme, en texte, sera maximale. Le présent projet de thèse est lui-même issu d'un document conforme à la norme XML-TEI/P5 et transformé en document LaTeX<text:span text:style-name="tei_inlineNote"> [Note: Je propose ici le lien vers le dossier GitHub qui l'ensemble du processus: <text:a xlink:type="simple" xlink:href="https://github.com/mattlev2/TEI_to_These"/>] </text:span>. Je tenterai ainsi de proposer une vision nouvelle de la thèse, fondamentalement électronique. Ce point rejoint une idée exposée plus haut: il est important de déterminer de nouvelles façons d'illustrer ou d'argumenter un propos, quand on travaille sur des objets scientifiques nouveaux comme l'édition électronique. Comment faire le lien dans une édition électronique entre la thèse et cette édition? Ce question devra trouver une réponse au cours de mes années de doctorat.</text:p>
      <text:p text:style-name="Text_20_body">Par ailleurs, je pense alimenter un carnet de recherche technique, qui expliquerai au fur-et-à-mesure de l'avancement de mon travail les choix, les enjeux qui y sont impliqués. Il me permettra aussi de proposer des articles d'explication des fondamentaux de tel ou tel outil informatique: je crois à la formation autonome, mais je sais aussi par expérience que les premiers pas avec un langage informatique, un standard, etc, sont les plus difficiles, d'autant plus que les ressources en langue anglaise sont tout à fait prédominantes. Je ne sépare pas ce versant pédagogique et de communication/vulgarisation du permier versant plus proprement scientifique: dans un projet comme le mien, la clarté dans la documentation et l'explication de la démarche du chercheur est essentielle, pour des raisons de partage de connaissance et de méthode notamment.</text:p>
      <text:h text:outline-level="1"><text:bookmark text:name="quatrieme_partie"/>IV - Localisation</text:h>
      <text:p text:style-name="Text_20_body">Je souhaiterais pouvoir travailler avec Carlos Heusch, qui me dirige depuis mon M1. Professeur des Universités, chercheur au CIHAM [Centre Interuniversitaire d'Histoire et d'Archéologie Médiévales] - Histoire, archéologie, littératures des mondes chrétiens et musulmans médiévaux, il a en effet travaillé sur des questions de théorisation politique [Theorica II], sur les concepts de chevalerie et de lignage en particulier, avec de nombreux articles consacrés à ce sujet. L'oeuvre que je veux étudier a aussi été commentée à plusieurs reprises par Carlos Heusch [Heusch 2005, Heusch 2010a, Heusch 2010b:291-296]. Je pense aussi travailler avec Francisco Bautista, Professeur titulaire à l'Université de Salamanque, qui a été le co-directeur de mon Mémoire de Master III. Sur le versant Humanités Numériques, je voudrais pouvoir être encadré par Marjorie Burghart, elle-même chargée de recherche au CIHAM. Marjorie Burghart a été ma formatrice principale du point de vue de la TEI et des humanités numériques, lors des différents stages que j'ai pu réaliser à Lyon ou ailleurs. En ce qui concerne le rattachement à un laboratoire de recherche, mon travail me semble s'inscrire assez bien dans le cadre de recherche du CIHAM. Il se prête assez aisément à un rattachement à plusieurs axes de recherche, dont les trois suivants m'ont paru les plus proches de mon travail: </text:p>
      <text:list text:style-name="L1">
        <text:list-item>
          <text:p text:style-name="P1">Axe 2(4) POUVOIR ET AUTORITÉ Culture nobiliaire / Les mots pour le dire</text:p>
        </text:list-item>
        <text:list-item>
          <text:p text:style-name="P1">Axe 4 ECRITURE, LIVRE, TRANSLATION Axe 3 CONSTRUCTION et COMMUNICATION des SAVOIRS (2) dont Carlos Heusch est co-responsable avec Laurence Moulinier.</text:p>
        </text:list-item>
        <text:list-item>
          <text:p text:style-name="P1">Axe transversal HUMANITÉS NUMÉRIQUES V</text:p>
        </text:list-item>
      </text:list>
      <text:p text:style-name="Text_20_body">- Conclusion importante: j'espère avoir bien montré que Sur «le texte»: l'hypothèse de travail qui motive ce projet de thèse est qu'il n'y a pas de «texte», mais «des textes». Pour l'instant donc, je parlerai de corpus. (?) Sur le titre: le titre canonique du texte est Glosa castellana al regimiento de prínçipes. Au cours de mon travail de Master II, il m'a semblé important d'insister sur la nécessité de trouver un titre plus adapté à ce corpus. En effet, du point de vue de la réception du texte, c'est bien du De regimine principum qui OBJECTIFS DU TRAVAIL: déterminer l'histoire du texte, les raisons de la recomposition de la glose. Pourquoi on reforme un texte qui va prendre son indépendance par rapport à l'original, et où l'original disparaît peu à peu ?</text:p>
      <text:h text:outline-level="1">Bibliographie</text:h>
      <text:p text:style-name="Text_20_body">Ci-dessous la bibliographie sélective de mon projet de thèse<text:span text:style-name="tei_inlineNote"> [Note: Une bibliographie plus exhaustive est accessible à: <text:a xlink:type="simple" xlink:href="http://perso.ens-lyon.fr/matthias.gille-levenson/these/biblio.html"/>] </text:span>.</text:p>
      <text:list text:style-name="L2">
        <text:p text:style-name="tei_bibl"/>
      </text:list>
      <text:p text:style-name="Text_20_body"><text:a xlink:type="simple" xlink:href="biblio.biblat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La version B du ‘Regimiento de los prínçipes glosado’:variance et actualisations dans le cadre du débat sur la chevalerie au XVe siècle</dc:title>
    <dc:description/>
    <dc:subject/>
    <meta:creation-date>2018-02-08T13:00:21Z</meta:creation-date>
    <dc:date>2018-02-08T13:00:21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